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01ca71" officeooo:paragraph-rsid="0001ca71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0285d1" officeooo:paragraph-rsid="000285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++ q2.cpp input_gifts.cpp The_Utility_Gifts.cpp The_Choosy_Girl.cpp The_Generous_Boy.cpp couple.cpp</text:p>
      <text:p text:style-name="P1"/>
      <text:p text:style-name="P1"/>
      <text:p text:style-name="P2">g++ q4_input.cpp The_Choosy_Girl.cpp The_Generous_Boy.cpp q4.cpp</text:p>
      <text:p text:style-name="P1"/>
      <text:p text:style-name="P3">The final allotment of new boyfriends to girls who broke up is printed on console and is also printed in a file named q4_output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cott Templer</meta:initial-creator>
    <meta:creation-date>2006-05-16T10:26:40</meta:creation-date>
    <dc:language>en-US</dc:language>
    <meta:editing-cycles>4</meta:editing-cycles>
    <meta:editing-duration>PT20M21S</meta:editing-duration>
    <dc:date>2017-04-10T02:56:30.591107730</dc:date>
    <meta:document-statistic meta:table-count="0" meta:image-count="0" meta:object-count="0" meta:page-count="1" meta:paragraph-count="3" meta:word-count="36" meta:character-count="295" meta:non-whitespace-character-count="262"/>
    <meta:user-defined meta:name="Info 1"/>
    <meta:user-defined meta:name="Info 2"/>
    <meta:user-defined meta:name="Info 3"/>
    <meta:user-defined meta:name="Info 4"/>
  </office:meta>
</office:document-meta>
</file>